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Inherit" svg:font-family="Inheri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222222" style:font-name="Inherit" style:font-name-asian="Inherit" style:font-name-complex="Inherit"/>
    </style:style>
    <style:style style:name="ce3" style:family="table-cell" style:parent-style-name="Default" style:data-style-name="N19"/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01083333333333cm" style:use-optimal-column-width="true"/>
    </style:style>
    <style:style style:name="co3" style:family="table-column">
      <style:table-column-properties fo:break-before="auto" style:column-width="3.04270833333333cm" style:use-optimal-column-width="true"/>
    </style:style>
    <style:style style:name="co4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ber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mid</text:p>
          </table:table-cell>
          <table:table-cell office:value-type="string" table:style-name="ce1">
            <text:p>passw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el</text:p>
          </table:table-cell>
          <table:table-cell office:value-type="string" table:style-name="ce1">
            <text:p>birth</text:p>
          </table:table-cell>
          <table:table-cell office:value-type="string" table:style-name="ce1">
            <text:p>gend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432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앤드류 니콜슨</text:p>
          </table:table-cell>
          <table:table-cell office:value-type="string" table:style-name="ce1">
            <text:p>010-3196-3272</text:p>
          </table:table-cell>
          <table:table-cell office:value-type="date" office:date-value="1972-02-10T00:00:00" table:style-name="ce3">
            <text:p>1972-02-1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153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자밀 워니</text:p>
          </table:table-cell>
          <table:table-cell office:value-type="string" table:style-name="ce1">
            <text:p>010-6806-6312</text:p>
          </table:table-cell>
          <table:table-cell office:value-type="date" office:date-value="1962-08-24T00:00:00" table:style-name="ce3">
            <text:p>1962-08-2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964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오마리 스펠맨</text:p>
          </table:table-cell>
          <table:table-cell office:value-type="string" table:style-name="ce1">
            <text:p>010-6632-4696</text:p>
          </table:table-cell>
          <table:table-cell office:value-type="date" office:date-value="1971-12-28T00:00:00" table:style-name="ce3">
            <text:p>1971-12-2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J230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토마스 로빈슨</text:p>
          </table:table-cell>
          <table:table-cell office:value-type="string" table:style-name="ce1">
            <text:p>010-2467-6124</text:p>
          </table:table-cell>
          <table:table-cell office:value-type="date" office:date-value="1964-09-04T00:00:00" table:style-name="ce3">
            <text:p>1964-09-0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146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라건아</text:p>
          </table:table-cell>
          <table:table-cell office:value-type="string" table:style-name="ce1">
            <text:p>010-4246-4995</text:p>
          </table:table-cell>
          <table:table-cell office:value-type="date" office:date-value="1974-03-19T00:00:00" table:style-name="ce3">
            <text:p>1974-03-1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X148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아이제아 힉스</text:p>
          </table:table-cell>
          <table:table-cell office:value-type="string" table:style-name="ce1">
            <text:p>010-8112-7673</text:p>
          </table:table-cell>
          <table:table-cell office:value-type="date" office:date-value="1967-04-07T00:00:00" table:style-name="ce3">
            <text:p>1967-04-0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718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허웅</text:p>
          </table:table-cell>
          <table:table-cell office:value-type="string" table:style-name="ce1">
            <text:p>010-5233-7496</text:p>
          </table:table-cell>
          <table:table-cell office:value-type="date" office:date-value="1972-06-27T00:00:00" table:style-name="ce3">
            <text:p>1972-06-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525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대성</text:p>
          </table:table-cell>
          <table:table-cell office:value-type="string" table:style-name="ce1">
            <text:p>010-9340-7424</text:p>
          </table:table-cell>
          <table:table-cell office:value-type="date" office:date-value="1961-08-06T00:00:00" table:style-name="ce3">
            <text:p>1961-08-0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3555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아셈 마레이</text:p>
          </table:table-cell>
          <table:table-cell office:value-type="string" table:style-name="ce1">
            <text:p>010-7438-4453</text:p>
          </table:table-cell>
          <table:table-cell office:value-type="date" office:date-value="1953-12-09T00:00:00" table:style-name="ce3">
            <text:p>1953-12-0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266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캐디 라렌</text:p>
          </table:table-cell>
          <table:table-cell office:value-type="string" table:style-name="ce1">
            <text:p>010-7182-2715</text:p>
          </table:table-cell>
          <table:table-cell office:value-type="date" office:date-value="1969-04-05T00:00:00" table:style-name="ce3">
            <text:p>1969-04-0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519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두경민</text:p>
          </table:table-cell>
          <table:table-cell office:value-type="string" table:style-name="ce1">
            <text:p>010-2146-4822</text:p>
          </table:table-cell>
          <table:table-cell office:value-type="date" office:date-value="1968-08-15T00:00:00" table:style-name="ce3">
            <text:p>1968-08-1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288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정현</text:p>
          </table:table-cell>
          <table:table-cell office:value-type="string" table:style-name="ce1">
            <text:p>010-6102-6509</text:p>
          </table:table-cell>
          <table:table-cell office:value-type="date" office:date-value="1956-03-28T00:00:00" table:style-name="ce3">
            <text:p>1956-03-2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214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최준용</text:p>
          </table:table-cell>
          <table:table-cell office:value-type="string" table:style-name="ce1">
            <text:p>010-6983-4958</text:p>
          </table:table-cell>
          <table:table-cell office:value-type="date" office:date-value="1972-10-11T00:00:00" table:style-name="ce3">
            <text:p>1972-10-1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7320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허훈</text:p>
          </table:table-cell>
          <table:table-cell office:value-type="string" table:style-name="ce1">
            <text:p>010-2971-1078</text:p>
          </table:table-cell>
          <table:table-cell office:value-type="date" office:date-value="1957-09-30T00:00:00" table:style-name="ce3">
            <text:p>1957-09-3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5869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전성현</text:p>
          </table:table-cell>
          <table:table-cell office:value-type="string" table:style-name="ce1">
            <text:p>010-8311-8597</text:p>
          </table:table-cell>
          <table:table-cell office:value-type="date" office:date-value="1964-04-30T00:00:00" table:style-name="ce3">
            <text:p>1964-04-3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824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변준형</text:p>
          </table:table-cell>
          <table:table-cell office:value-type="string" table:style-name="ce1">
            <text:p>010-8491-1083</text:p>
          </table:table-cell>
          <table:table-cell office:value-type="date" office:date-value="1968-07-07T00:00:00" table:style-name="ce3">
            <text:p>1968-07-0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564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오세근</text:p>
          </table:table-cell>
          <table:table-cell office:value-type="string" table:style-name="ce1">
            <text:p>010-8332-3659</text:p>
          </table:table-cell>
          <table:table-cell office:value-type="date" office:date-value="1972-08-21T00:00:00" table:style-name="ce3">
            <text:p>1972-08-2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261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관희</text:p>
          </table:table-cell>
          <table:table-cell office:value-type="string" table:style-name="ce1">
            <text:p>010-8767-4375</text:p>
          </table:table-cell>
          <table:table-cell office:value-type="date" office:date-value="1954-02-25T00:00:00" table:style-name="ce3">
            <text:p>1954-02-2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754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승현</text:p>
          </table:table-cell>
          <table:table-cell office:value-type="string" table:style-name="ce1">
            <text:p>010-1196-2652</text:p>
          </table:table-cell>
          <table:table-cell office:value-type="date" office:date-value="1955-10-06T00:00:00" table:style-name="ce3">
            <text:p>1955-10-0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1905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머피 할로웨이</text:p>
          </table:table-cell>
          <table:table-cell office:value-type="string" table:style-name="ce1">
            <text:p>010-6102-4781</text:p>
          </table:table-cell>
          <table:table-cell office:value-type="date" office:date-value="1961-08-14T00:00:00" table:style-name="ce3">
            <text:p>1961-08-1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8810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재도</text:p>
          </table:table-cell>
          <table:table-cell office:value-type="string" table:style-name="ce1">
            <text:p>010-1313-4868</text:p>
          </table:table-cell>
          <table:table-cell office:value-type="date" office:date-value="1974-08-04T00:00:00" table:style-name="ce3">
            <text:p>1974-08-0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6909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안영준</text:p>
          </table:table-cell>
          <table:table-cell office:value-type="string" table:style-name="ce1">
            <text:p>010-7617-3780</text:p>
          </table:table-cell>
          <table:table-cell office:value-type="date" office:date-value="1969-10-18T00:00:00" table:style-name="ce3">
            <text:p>1969-10-1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667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얀테 메이튼</text:p>
          </table:table-cell>
          <table:table-cell office:value-type="string" table:style-name="ce1">
            <text:p>010-9381-5492</text:p>
          </table:table-cell>
          <table:table-cell office:value-type="date" office:date-value="1961-08-12T00:00:00" table:style-name="ce3">
            <text:p>1961-08-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553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선형</text:p>
          </table:table-cell>
          <table:table-cell office:value-type="string" table:style-name="ce1">
            <text:p>010-3488-4116</text:p>
          </table:table-cell>
          <table:table-cell office:value-type="date" office:date-value="1953-07-02T00:00:00" table:style-name="ce3">
            <text:p>1953-07-0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466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라숀 토마스</text:p>
          </table:table-cell>
          <table:table-cell office:value-type="string" table:style-name="ce1">
            <text:p>010-7217-5330</text:p>
          </table:table-cell>
          <table:table-cell office:value-type="date" office:date-value="1960-08-14T00:00:00" table:style-name="ce3">
            <text:p>1960-08-1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774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송교창</text:p>
          </table:table-cell>
          <table:table-cell office:value-type="string" table:style-name="ce1">
            <text:p>010-9228-1730</text:p>
          </table:table-cell>
          <table:table-cell office:value-type="date" office:date-value="1954-01-02T00:00:00" table:style-name="ce3">
            <text:p>1954-01-0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571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낙현</text:p>
          </table:table-cell>
          <table:table-cell office:value-type="string" table:style-name="ce1">
            <text:p>010-1223-8203</text:p>
          </table:table-cell>
          <table:table-cell office:value-type="date" office:date-value="1976-01-30T00:00:00" table:style-name="ce3">
            <text:p>1976-01-3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7109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대헌</text:p>
          </table:table-cell>
          <table:table-cell office:value-type="string" table:style-name="ce1">
            <text:p>010-9785-5267</text:p>
          </table:table-cell>
          <table:table-cell office:value-type="date" office:date-value="1966-12-20T00:00:00" table:style-name="ce3">
            <text:p>1966-12-2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119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양홍석</text:p>
          </table:table-cell>
          <table:table-cell office:value-type="string" table:style-name="ce1">
            <text:p>010-6540-5700</text:p>
          </table:table-cell>
          <table:table-cell office:value-type="date" office:date-value="1955-01-28T00:00:00" table:style-name="ce3">
            <text:p>1955-01-2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873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얼 클락</text:p>
          </table:table-cell>
          <table:table-cell office:value-type="string" table:style-name="ce1">
            <text:p>010-9453-6470</text:p>
          </table:table-cell>
          <table:table-cell office:value-type="date" office:date-value="1969-04-29T00:00:00" table:style-name="ce3">
            <text:p>1969-04-2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J4976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레나드 프리먼</text:p>
          </table:table-cell>
          <table:table-cell office:value-type="string" table:style-name="ce1">
            <text:p>010-7998-4232</text:p>
          </table:table-cell>
          <table:table-cell office:value-type="date" office:date-value="1963-06-01T00:00:00" table:style-name="ce3">
            <text:p>1963-06-0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421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조니 오브라이언트</text:p>
          </table:table-cell>
          <table:table-cell office:value-type="string" table:style-name="ce1">
            <text:p>010-1102-8068</text:p>
          </table:table-cell>
          <table:table-cell office:value-type="date" office:date-value="1977-01-22T00:00:00" table:style-name="ce3">
            <text:p>1977-01-2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4376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함지훈</text:p>
          </table:table-cell>
          <table:table-cell office:value-type="string" table:style-name="ce1">
            <text:p>010-2984-8181</text:p>
          </table:table-cell>
          <table:table-cell office:value-type="date" office:date-value="1962-11-19T00:00:00" table:style-name="ce3">
            <text:p>1962-11-1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835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정성우</text:p>
          </table:table-cell>
          <table:table-cell office:value-type="string" table:style-name="ce1">
            <text:p>010-3120-1189</text:p>
          </table:table-cell>
          <table:table-cell office:value-type="date" office:date-value="1964-06-19T00:00:00" table:style-name="ce3">
            <text:p>1964-06-1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9036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다니엘 오셰푸</text:p>
          </table:table-cell>
          <table:table-cell office:value-type="string" table:style-name="ce1">
            <text:p>010-3307-8789</text:p>
          </table:table-cell>
          <table:table-cell office:value-type="date" office:date-value="1966-05-25T00:00:00" table:style-name="ce3">
            <text:p>1966-05-2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317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우석</text:p>
          </table:table-cell>
          <table:table-cell office:value-type="string" table:style-name="ce1">
            <text:p>010-3972-3588</text:p>
          </table:table-cell>
          <table:table-cell office:value-type="date" office:date-value="1955-04-06T00:00:00" table:style-name="ce3">
            <text:p>1955-04-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612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국찬</text:p>
          </table:table-cell>
          <table:table-cell office:value-type="string" table:style-name="ce1">
            <text:p>010-6323-5327</text:p>
          </table:table-cell>
          <table:table-cell office:value-type="date" office:date-value="1971-09-06T00:00:00" table:style-name="ce3">
            <text:p>1971-09-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771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서명진</text:p>
          </table:table-cell>
          <table:table-cell office:value-type="string" table:style-name="ce1">
            <text:p>010-4069-1290</text:p>
          </table:table-cell>
          <table:table-cell office:value-type="date" office:date-value="1975-09-17T00:00:00" table:style-name="ce3">
            <text:p>1975-09-1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8399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종규</text:p>
          </table:table-cell>
          <table:table-cell office:value-type="string" table:style-name="ce1">
            <text:p>010-5019-4354</text:p>
          </table:table-cell>
          <table:table-cell office:value-type="date" office:date-value="1974-08-02T00:00:00" table:style-name="ce3">
            <text:p>1974-08-0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3969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문성곤</text:p>
          </table:table-cell>
          <table:table-cell office:value-type="string" table:style-name="ce1">
            <text:p>010-6204-3707</text:p>
          </table:table-cell>
          <table:table-cell office:value-type="date" office:date-value="1962-12-25T00:00:00" table:style-name="ce3">
            <text:p>1962-12-2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7380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시래</text:p>
          </table:table-cell>
          <table:table-cell office:value-type="string" table:style-name="ce1">
            <text:p>010-1235-6919</text:p>
          </table:table-cell>
          <table:table-cell office:value-type="date" office:date-value="1976-09-18T00:00:00" table:style-name="ce3">
            <text:p>1976-09-1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910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정현</text:p>
          </table:table-cell>
          <table:table-cell office:value-type="string" table:style-name="ce1">
            <text:p>010-5844-1814</text:p>
          </table:table-cell>
          <table:table-cell office:value-type="date" office:date-value="1971-01-30T00:00:00" table:style-name="ce3">
            <text:p>1971-01-3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7180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강상재</text:p>
          </table:table-cell>
          <table:table-cell office:value-type="string" table:style-name="ce1">
            <text:p>010-4504-6072</text:p>
          </table:table-cell>
          <table:table-cell office:value-type="date" office:date-value="1952-12-08T00:00:00" table:style-name="ce3">
            <text:p>1952-12-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2886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동욱</text:p>
          </table:table-cell>
          <table:table-cell office:value-type="string" table:style-name="ce1">
            <text:p>010-2574-3218</text:p>
          </table:table-cell>
          <table:table-cell office:value-type="date" office:date-value="1963-08-18T00:00:00" table:style-name="ce3">
            <text:p>1963-08-1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515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정창영</text:p>
          </table:table-cell>
          <table:table-cell office:value-type="string" table:style-name="ce1">
            <text:p>010-5724-3815</text:p>
          </table:table-cell>
          <table:table-cell office:value-type="date" office:date-value="1968-06-03T00:00:00" table:style-name="ce3">
            <text:p>1968-06-0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N8049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미로슬라브 라둘리차</text:p>
          </table:table-cell>
          <table:table-cell office:value-type="string" table:style-name="ce1">
            <text:p>010-3701-6421</text:p>
          </table:table-cell>
          <table:table-cell office:value-type="date" office:date-value="1963-02-19T00:00:00" table:style-name="ce3">
            <text:p>1963-02-1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6796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지완</text:p>
          </table:table-cell>
          <table:table-cell office:value-type="string" table:style-name="ce1">
            <text:p>010-3410-2647</text:p>
          </table:table-cell>
          <table:table-cell office:value-type="date" office:date-value="1967-03-18T00:00:00" table:style-name="ce3">
            <text:p>1967-03-1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416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근휘</text:p>
          </table:table-cell>
          <table:table-cell office:value-type="string" table:style-name="ce1">
            <text:p>010-8645-9873</text:p>
          </table:table-cell>
          <table:table-cell office:value-type="date" office:date-value="1969-01-14T00:00:00" table:style-name="ce3">
            <text:p>1969-01-1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Y268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클리프 알렉산더</text:p>
          </table:table-cell>
          <table:table-cell office:value-type="string" table:style-name="ce1">
            <text:p>010-1251-3962</text:p>
          </table:table-cell>
          <table:table-cell office:value-type="date" office:date-value="1961-12-04T00:00:00" table:style-name="ce3">
            <text:p>1961-12-0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905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한호빈</text:p>
          </table:table-cell>
          <table:table-cell office:value-type="string" table:style-name="ce1">
            <text:p>010-2082-3490</text:p>
          </table:table-cell>
          <table:table-cell office:value-type="date" office:date-value="1966-12-05T00:00:00" table:style-name="ce3">
            <text:p>1966-12-0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459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정희재</text:p>
          </table:table-cell>
          <table:table-cell office:value-type="string" table:style-name="ce1">
            <text:p>010-6369-8713</text:p>
          </table:table-cell>
          <table:table-cell office:value-type="date" office:date-value="1952-12-30T00:00:00" table:style-name="ce3">
            <text:p>1952-12-3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1776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원석</text:p>
          </table:table-cell>
          <table:table-cell office:value-type="string" table:style-name="ce1">
            <text:p>010-9413-6020</text:p>
          </table:table-cell>
          <table:table-cell office:value-type="date" office:date-value="1957-10-02T00:00:00" table:style-name="ce3">
            <text:p>1957-10-0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4976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동엽</text:p>
          </table:table-cell>
          <table:table-cell office:value-type="string" table:style-name="ce1">
            <text:p>010-4213-3760</text:p>
          </table:table-cell>
          <table:table-cell office:value-type="date" office:date-value="1972-07-06T00:00:00" table:style-name="ce3">
            <text:p>1972-07-0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618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임동섭</text:p>
          </table:table-cell>
          <table:table-cell office:value-type="string" table:style-name="ce1">
            <text:p>010-2832-7833</text:p>
          </table:table-cell>
          <table:table-cell office:value-type="date" office:date-value="1972-09-02T00:00:00" table:style-name="ce3">
            <text:p>1972-09-0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748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장재석</text:p>
          </table:table-cell>
          <table:table-cell office:value-type="string" table:style-name="ce1">
            <text:p>010-6731-9449</text:p>
          </table:table-cell>
          <table:table-cell office:value-type="date" office:date-value="1975-11-26T00:00:00" table:style-name="ce3">
            <text:p>1975-11-2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130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하윤기</text:p>
          </table:table-cell>
          <table:table-cell office:value-type="string" table:style-name="ce1">
            <text:p>010-5046-1087</text:p>
          </table:table-cell>
          <table:table-cell office:value-type="date" office:date-value="1960-06-23T00:00:00" table:style-name="ce3">
            <text:p>1960-06-2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7145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상규</text:p>
          </table:table-cell>
          <table:table-cell office:value-type="string" table:style-name="ce1">
            <text:p>010-6096-7848</text:p>
          </table:table-cell>
          <table:table-cell office:value-type="date" office:date-value="1953-06-07T00:00:00" table:style-name="ce3">
            <text:p>1953-06-0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6955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허일영</text:p>
          </table:table-cell>
          <table:table-cell office:value-type="string" table:style-name="ce1">
            <text:p>010-5208-8768</text:p>
          </table:table-cell>
          <table:table-cell office:value-type="date" office:date-value="1966-12-15T00:00:00" table:style-name="ce3">
            <text:p>1966-12-1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8659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유현준</text:p>
          </table:table-cell>
          <table:table-cell office:value-type="string" table:style-name="ce1">
            <text:p>010-6355-9547</text:p>
          </table:table-cell>
          <table:table-cell office:value-type="date" office:date-value="1970-05-18T00:00:00" table:style-name="ce3">
            <text:p>1970-05-1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942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영환</text:p>
          </table:table-cell>
          <table:table-cell office:value-type="string" table:style-name="ce1">
            <text:p>010-9091-3341</text:p>
          </table:table-cell>
          <table:table-cell office:value-type="date" office:date-value="1966-01-13T00:00:00" table:style-name="ce3">
            <text:p>1966-01-1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3729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현수</text:p>
          </table:table-cell>
          <table:table-cell office:value-type="string" table:style-name="ce1">
            <text:p>010-8971-1746</text:p>
          </table:table-cell>
          <table:table-cell office:value-type="date" office:date-value="1977-03-16T00:00:00" table:style-name="ce3">
            <text:p>1977-03-1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1570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마이크 마이어스</text:p>
          </table:table-cell>
          <table:table-cell office:value-type="string" table:style-name="ce1">
            <text:p>010-3807-1038</text:p>
          </table:table-cell>
          <table:table-cell office:value-type="date" office:date-value="1954-07-24T00:00:00" table:style-name="ce3">
            <text:p>1954-07-2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9076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동량</text:p>
          </table:table-cell>
          <table:table-cell office:value-type="string" table:style-name="ce1">
            <text:p>010-6876-4599</text:p>
          </table:table-cell>
          <table:table-cell office:value-type="date" office:date-value="1966-05-30T00:00:00" table:style-name="ce3">
            <text:p>1966-05-3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709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서민수</text:p>
          </table:table-cell>
          <table:table-cell office:value-type="string" table:style-name="ce1">
            <text:p>010-2824-8370</text:p>
          </table:table-cell>
          <table:table-cell office:value-type="date" office:date-value="1957-06-26T00:00:00" table:style-name="ce3">
            <text:p>1957-06-2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494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박찬희</text:p>
          </table:table-cell>
          <table:table-cell office:value-type="string" table:style-name="ce1">
            <text:p>010-1529-4749</text:p>
          </table:table-cell>
          <table:table-cell office:value-type="date" office:date-value="1974-05-21T00:00:00" table:style-name="ce3">
            <text:p>1974-05-2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91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준일</text:p>
          </table:table-cell>
          <table:table-cell office:value-type="string" table:style-name="ce1">
            <text:p>010-7856-8101</text:p>
          </table:table-cell>
          <table:table-cell office:value-type="date" office:date-value="1963-11-17T00:00:00" table:style-name="ce3">
            <text:p>1963-11-1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7199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박경상</text:p>
          </table:table-cell>
          <table:table-cell office:value-type="string" table:style-name="ce1">
            <text:p>010-2090-1875</text:p>
          </table:table-cell>
          <table:table-cell office:value-type="date" office:date-value="1968-03-12T00:00:00" table:style-name="ce3">
            <text:p>1968-03-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200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강선</text:p>
          </table:table-cell>
          <table:table-cell office:value-type="string" table:style-name="ce1">
            <text:p>010-1394-3960</text:p>
          </table:table-cell>
          <table:table-cell office:value-type="date" office:date-value="1956-02-03T00:00:00" table:style-name="ce3">
            <text:p>1956-02-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486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장민국</text:p>
          </table:table-cell>
          <table:table-cell office:value-type="string" table:style-name="ce1">
            <text:p>010-3237-6202</text:p>
          </table:table-cell>
          <table:table-cell office:value-type="date" office:date-value="1954-11-12T00:00:00" table:style-name="ce3">
            <text:p>1954-11-1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83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정호영</text:p>
          </table:table-cell>
          <table:table-cell office:value-type="string" table:style-name="ce1">
            <text:p>010-8192-6484</text:p>
          </table:table-cell>
          <table:table-cell office:value-type="date" office:date-value="1966-12-29T00:00:00" table:style-name="ce3">
            <text:p>1966-12-2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624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전현우</text:p>
          </table:table-cell>
          <table:table-cell office:value-type="string" table:style-name="ce1">
            <text:p>010-1493-6839</text:p>
          </table:table-cell>
          <table:table-cell office:value-type="date" office:date-value="1966-08-08T00:00:00" table:style-name="ce3">
            <text:p>1966-08-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C806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라타비우스 윌리엄스</text:p>
          </table:table-cell>
          <table:table-cell office:value-type="string" table:style-name="ce1">
            <text:p>010-2691-2834</text:p>
          </table:table-cell>
          <table:table-cell office:value-type="date" office:date-value="1973-08-08T00:00:00" table:style-name="ce3">
            <text:p>1973-08-0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6035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압둘 말릭 아부</text:p>
          </table:table-cell>
          <table:table-cell office:value-type="string" table:style-name="ce1">
            <text:p>010-6705-6007</text:p>
          </table:table-cell>
          <table:table-cell office:value-type="date" office:date-value="1968-01-21T00:00:00" table:style-name="ce3">
            <text:p>1968-01-2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117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현호</text:p>
          </table:table-cell>
          <table:table-cell office:value-type="string" table:style-name="ce1">
            <text:p>010-4803-7061</text:p>
          </table:table-cell>
          <table:table-cell office:value-type="date" office:date-value="1964-12-02T00:00:00" table:style-name="ce3">
            <text:p>1964-12-0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636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대릴 먼로</text:p>
          </table:table-cell>
          <table:table-cell office:value-type="string" table:style-name="ce1">
            <text:p>010-5142-2248</text:p>
          </table:table-cell>
          <table:table-cell office:value-type="date" office:date-value="1972-11-03T00:00:00" table:style-name="ce3">
            <text:p>1972-11-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420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최부경</text:p>
          </table:table-cell>
          <table:table-cell office:value-type="string" table:style-name="ce1">
            <text:p>010-8688-3236</text:p>
          </table:table-cell>
          <table:table-cell office:value-type="date" office:date-value="1960-08-10T00:00:00" table:style-name="ce3">
            <text:p>1960-08-1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876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박지훈</text:p>
          </table:table-cell>
          <table:table-cell office:value-type="string" table:style-name="ce1">
            <text:p>010-5658-9092</text:p>
          </table:table-cell>
          <table:table-cell office:value-type="date" office:date-value="1953-10-14T00:00:00" table:style-name="ce3">
            <text:p>1953-10-1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959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종현</text:p>
          </table:table-cell>
          <table:table-cell office:value-type="string" table:style-name="ce1">
            <text:p>010-1051-8429</text:p>
          </table:table-cell>
          <table:table-cell office:value-type="date" office:date-value="1959-05-25T00:00:00" table:style-name="ce3">
            <text:p>1959-05-2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230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전준범</text:p>
          </table:table-cell>
          <table:table-cell office:value-type="string" table:style-name="ce1">
            <text:p>010-8632-1564</text:p>
          </table:table-cell>
          <table:table-cell office:value-type="date" office:date-value="1967-08-04T00:00:00" table:style-name="ce3">
            <text:p>1967-08-0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1750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박정현</text:p>
          </table:table-cell>
          <table:table-cell office:value-type="string" table:style-name="ce1">
            <text:p>010-5429-9601</text:p>
          </table:table-cell>
          <table:table-cell office:value-type="date" office:date-value="1961-10-06T00:00:00" table:style-name="ce3">
            <text:p>1961-10-0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174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정준원</text:p>
          </table:table-cell>
          <table:table-cell office:value-type="string" table:style-name="ce1">
            <text:p>010-3549-7329</text:p>
          </table:table-cell>
          <table:table-cell office:value-type="date" office:date-value="1961-01-01T00:00:00" table:style-name="ce3">
            <text:p>1961-01-0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427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최진수</text:p>
          </table:table-cell>
          <table:table-cell office:value-type="string" table:style-name="ce1">
            <text:p>010-5113-4666</text:p>
          </table:table-cell>
          <table:table-cell office:value-type="date" office:date-value="1955-12-09T00:00:00" table:style-name="ce3">
            <text:p>1955-12-0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8675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준희</text:p>
          </table:table-cell>
          <table:table-cell office:value-type="string" table:style-name="ce1">
            <text:p>010-4223-1861</text:p>
          </table:table-cell>
          <table:table-cell office:value-type="date" office:date-value="1969-04-03T00:00:00" table:style-name="ce3">
            <text:p>1969-04-0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5660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최현민</text:p>
          </table:table-cell>
          <table:table-cell office:value-type="string" table:style-name="ce1">
            <text:p>010-4192-6027</text:p>
          </table:table-cell>
          <table:table-cell office:value-type="date" office:date-value="1966-08-24T00:00:00" table:style-name="ce3">
            <text:p>1966-08-2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733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현민</text:p>
          </table:table-cell>
          <table:table-cell office:value-type="string" table:style-name="ce1">
            <text:p>010-4077-6327</text:p>
          </table:table-cell>
          <table:table-cell office:value-type="date" office:date-value="1973-11-23T00:00:00" table:style-name="ce3">
            <text:p>1973-11-2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246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변기훈</text:p>
          </table:table-cell>
          <table:table-cell office:value-type="string" table:style-name="ce1">
            <text:p>010-2909-4202</text:p>
          </table:table-cell>
          <table:table-cell office:value-type="date" office:date-value="1962-04-29T00:00:00" table:style-name="ce3">
            <text:p>1962-04-2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745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신민석</text:p>
          </table:table-cell>
          <table:table-cell office:value-type="string" table:style-name="ce1">
            <text:p>010-6284-2673</text:p>
          </table:table-cell>
          <table:table-cell office:value-type="date" office:date-value="1957-08-05T00:00:00" table:style-name="ce3">
            <text:p>1957-08-0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634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차민석</text:p>
          </table:table-cell>
          <table:table-cell office:value-type="string" table:style-name="ce1">
            <text:p>010-7191-2598</text:p>
          </table:table-cell>
          <table:table-cell office:value-type="date" office:date-value="1964-06-19T00:00:00" table:style-name="ce3">
            <text:p>1964-06-1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4045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천기범</text:p>
          </table:table-cell>
          <table:table-cell office:value-type="string" table:style-name="ce1">
            <text:p>010-9296-9303</text:p>
          </table:table-cell>
          <table:table-cell office:value-type="date" office:date-value="1975-06-11T00:00:00" table:style-name="ce3">
            <text:p>1975-06-1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905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동준</text:p>
          </table:table-cell>
          <table:table-cell office:value-type="string" table:style-name="ce1">
            <text:p>010-4802-4534</text:p>
          </table:table-cell>
          <table:table-cell office:value-type="date" office:date-value="1964-04-10T00:00:00" table:style-name="ce3">
            <text:p>1964-04-1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546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철욱</text:p>
          </table:table-cell>
          <table:table-cell office:value-type="string" table:style-name="ce1">
            <text:p>010-4293-4166</text:p>
          </table:table-cell>
          <table:table-cell office:value-type="date" office:date-value="1957-06-08T00:00:00" table:style-name="ce3">
            <text:p>1957-06-0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4999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송창용</text:p>
          </table:table-cell>
          <table:table-cell office:value-type="string" table:style-name="ce1">
            <text:p>010-5970-9120</text:p>
          </table:table-cell>
          <table:table-cell office:value-type="date" office:date-value="1976-08-08T00:00:00" table:style-name="ce3">
            <text:p>1976-08-0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1055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조상열</text:p>
          </table:table-cell>
          <table:table-cell office:value-type="string" table:style-name="ce1">
            <text:p>010-1421-3148</text:p>
          </table:table-cell>
          <table:table-cell office:value-type="date" office:date-value="1967-02-07T00:00:00" table:style-name="ce3">
            <text:p>1967-02-0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102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차바위</text:p>
          </table:table-cell>
          <table:table-cell office:value-type="string" table:style-name="ce1">
            <text:p>010-5762-5195</text:p>
          </table:table-cell>
          <table:table-cell office:value-type="date" office:date-value="1958-06-23T00:00:00" table:style-name="ce3">
            <text:p>1958-06-2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728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홍경기</text:p>
          </table:table-cell>
          <table:table-cell office:value-type="string" table:style-name="ce1">
            <text:p>010-9000-7730</text:p>
          </table:table-cell>
          <table:table-cell office:value-type="date" office:date-value="1963-04-14T00:00:00" table:style-name="ce3">
            <text:p>1963-04-1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354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윤원상</text:p>
          </table:table-cell>
          <table:table-cell office:value-type="string" table:style-name="ce1">
            <text:p>010-8267-8300</text:p>
          </table:table-cell>
          <table:table-cell office:value-type="date" office:date-value="1974-04-01T00:00:00" table:style-name="ce3">
            <text:p>1974-04-0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991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신승민</text:p>
          </table:table-cell>
          <table:table-cell office:value-type="string" table:style-name="ce1">
            <text:p>010-1643-6965</text:p>
          </table:table-cell>
          <table:table-cell office:value-type="date" office:date-value="1967-07-05T00:00:00" table:style-name="ce3">
            <text:p>1967-07-0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637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민석</text:p>
          </table:table-cell>
          <table:table-cell office:value-type="string" table:style-name="ce1">
            <text:p>010-7229-1250</text:p>
          </table:table-cell>
          <table:table-cell office:value-type="date" office:date-value="1973-06-16T00:00:00" table:style-name="ce3">
            <text:p>1973-06-1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771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현민</text:p>
          </table:table-cell>
          <table:table-cell office:value-type="string" table:style-name="ce1">
            <text:p>010-1883-4797</text:p>
          </table:table-cell>
          <table:table-cell office:value-type="date" office:date-value="1975-01-01T00:00:00" table:style-name="ce3">
            <text:p>1975-01-0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X6259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나카무라 타이치</text:p>
          </table:table-cell>
          <table:table-cell office:value-type="string" table:style-name="ce1">
            <text:p>010-6236-6052</text:p>
          </table:table-cell>
          <table:table-cell office:value-type="date" office:date-value="1967-03-01T00:00:00" table:style-name="ce3">
            <text:p>1967-03-0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984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박지원</text:p>
          </table:table-cell>
          <table:table-cell office:value-type="string" table:style-name="ce1">
            <text:p>010-9525-7723</text:p>
          </table:table-cell>
          <table:table-cell office:value-type="date" office:date-value="1953-02-09T00:00:00" table:style-name="ce3">
            <text:p>1953-02-0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4926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정성호</text:p>
          </table:table-cell>
          <table:table-cell office:value-type="string" table:style-name="ce1">
            <text:p>010-7922-2874</text:p>
          </table:table-cell>
          <table:table-cell office:value-type="date" office:date-value="1954-04-27T00:00:00" table:style-name="ce3">
            <text:p>1954-04-2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4730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양우섭</text:p>
          </table:table-cell>
          <table:table-cell office:value-type="string" table:style-name="ce1">
            <text:p>010-8724-2734</text:p>
          </table:table-cell>
          <table:table-cell office:value-type="date" office:date-value="1961-02-12T00:00:00" table:style-name="ce3">
            <text:p>1961-02-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892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오재현</text:p>
          </table:table-cell>
          <table:table-cell office:value-type="string" table:style-name="ce1">
            <text:p>010-1560-5390</text:p>
          </table:table-cell>
          <table:table-cell office:value-type="date" office:date-value="1961-09-25T00:00:00" table:style-name="ce3">
            <text:p>1961-09-2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577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한희원</text:p>
          </table:table-cell>
          <table:table-cell office:value-type="string" table:style-name="ce1">
            <text:p>010-5308-4619</text:p>
          </table:table-cell>
          <table:table-cell office:value-type="date" office:date-value="1973-12-08T00:00:00" table:style-name="ce3">
            <text:p>1973-12-0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469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강바일</text:p>
          </table:table-cell>
          <table:table-cell office:value-type="string" table:style-name="ce1">
            <text:p>010-4167-4452</text:p>
          </table:table-cell>
          <table:table-cell office:value-type="date" office:date-value="1973-05-12T00:00:00" table:style-name="ce3">
            <text:p>1973-05-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446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영훈</text:p>
          </table:table-cell>
          <table:table-cell office:value-type="string" table:style-name="ce1">
            <text:p>010-7493-1889</text:p>
          </table:table-cell>
          <table:table-cell office:value-type="date" office:date-value="1977-03-29T00:00:00" table:style-name="ce3">
            <text:p>1977-03-2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415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박지훈</text:p>
          </table:table-cell>
          <table:table-cell office:value-type="string" table:style-name="ce1">
            <text:p>010-2275-3373</text:p>
          </table:table-cell>
          <table:table-cell office:value-type="date" office:date-value="1954-12-27T00:00:00" table:style-name="ce3">
            <text:p>1954-12-2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692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한상혁</text:p>
          </table:table-cell>
          <table:table-cell office:value-type="string" table:style-name="ce1">
            <text:p>010-9636-1330</text:p>
          </table:table-cell>
          <table:table-cell office:value-type="date" office:date-value="1959-04-07T00:00:00" table:style-name="ce3">
            <text:p>1959-04-07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216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한승희</text:p>
          </table:table-cell>
          <table:table-cell office:value-type="string" table:style-name="ce1">
            <text:p>010-8101-9483</text:p>
          </table:table-cell>
          <table:table-cell office:value-type="date" office:date-value="1969-01-01T00:00:00" table:style-name="ce3">
            <text:p>1969-01-0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257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리온 윌리엄스</text:p>
          </table:table-cell>
          <table:table-cell office:value-type="string" table:style-name="ce1">
            <text:p>010-5301-3100</text:p>
          </table:table-cell>
          <table:table-cell office:value-type="date" office:date-value="1966-05-29T00:00:00" table:style-name="ce3">
            <text:p>1966-05-2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8910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영현</text:p>
          </table:table-cell>
          <table:table-cell office:value-type="string" table:style-name="ce1">
            <text:p>010-4762-4639</text:p>
          </table:table-cell>
          <table:table-cell office:value-type="date" office:date-value="1956-08-09T00:00:00" table:style-name="ce3">
            <text:p>1956-08-0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728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양희종</text:p>
          </table:table-cell>
          <table:table-cell office:value-type="string" table:style-name="ce1">
            <text:p>010-3566-6339</text:p>
          </table:table-cell>
          <table:table-cell office:value-type="date" office:date-value="1963-02-19T00:00:00" table:style-name="ce3">
            <text:p>1963-02-1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6865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윤호영</text:p>
          </table:table-cell>
          <table:table-cell office:value-type="string" table:style-name="ce1">
            <text:p>010-7281-8468</text:p>
          </table:table-cell>
          <table:table-cell office:value-type="date" office:date-value="1974-01-05T00:00:00" table:style-name="ce3">
            <text:p>1974-01-0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1079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조석호</text:p>
          </table:table-cell>
          <table:table-cell office:value-type="string" table:style-name="ce1">
            <text:p>010-9326-5353</text:p>
          </table:table-cell>
          <table:table-cell office:value-type="date" office:date-value="1967-07-15T00:00:00" table:style-name="ce3">
            <text:p>1967-07-1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211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최창진</text:p>
          </table:table-cell>
          <table:table-cell office:value-type="string" table:style-name="ce1">
            <text:p>010-1584-7219</text:p>
          </table:table-cell>
          <table:table-cell office:value-type="date" office:date-value="1961-06-21T00:00:00" table:style-name="ce3">
            <text:p>1961-06-2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649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수찬</text:p>
          </table:table-cell>
          <table:table-cell office:value-type="string" table:style-name="ce1">
            <text:p>010-5631-9645</text:p>
          </table:table-cell>
          <table:table-cell office:value-type="date" office:date-value="1976-06-24T00:00:00" table:style-name="ce3">
            <text:p>1976-06-2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502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박재현</text:p>
          </table:table-cell>
          <table:table-cell office:value-type="string" table:style-name="ce1">
            <text:p>010-4764-5235</text:p>
          </table:table-cell>
          <table:table-cell office:value-type="date" office:date-value="1958-01-25T00:00:00" table:style-name="ce3">
            <text:p>1958-01-2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884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배병준</text:p>
          </table:table-cell>
          <table:table-cell office:value-type="string" table:style-name="ce1">
            <text:p>010-2028-4342</text:p>
          </table:table-cell>
          <table:table-cell office:value-type="date" office:date-value="1976-07-25T00:00:00" table:style-name="ce3">
            <text:p>1976-07-2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481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강병현</text:p>
          </table:table-cell>
          <table:table-cell office:value-type="string" table:style-name="ce1">
            <text:p>010-9182-8128</text:p>
          </table:table-cell>
          <table:table-cell office:value-type="date" office:date-value="1965-02-15T00:00:00" table:style-name="ce3">
            <text:p>1965-02-1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322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곽동기</text:p>
          </table:table-cell>
          <table:table-cell office:value-type="string" table:style-name="ce1">
            <text:p>010-9026-4436</text:p>
          </table:table-cell>
          <table:table-cell office:value-type="date" office:date-value="1967-09-22T00:00:00" table:style-name="ce3">
            <text:p>1967-09-2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5425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광진</text:p>
          </table:table-cell>
          <table:table-cell office:value-type="string" table:style-name="ce1">
            <text:p>010-7213-2114</text:p>
          </table:table-cell>
          <table:table-cell office:value-type="date" office:date-value="1959-12-10T00:00:00" table:style-name="ce3">
            <text:p>1959-12-1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157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임종일</text:p>
          </table:table-cell>
          <table:table-cell office:value-type="string" table:style-name="ce1">
            <text:p>010-2526-8149</text:p>
          </table:table-cell>
          <table:table-cell office:value-type="date" office:date-value="1966-10-10T00:00:00" table:style-name="ce3">
            <text:p>1966-10-1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107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최원혁</text:p>
          </table:table-cell>
          <table:table-cell office:value-type="string" table:style-name="ce1">
            <text:p>010-4061-2657</text:p>
          </table:table-cell>
          <table:table-cell office:value-type="date" office:date-value="1965-04-30T00:00:00" table:style-name="ce3">
            <text:p>1965-04-3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5680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세창</text:p>
          </table:table-cell>
          <table:table-cell office:value-type="string" table:style-name="ce1">
            <text:p>010-8693-5982</text:p>
          </table:table-cell>
          <table:table-cell office:value-type="date" office:date-value="1959-05-27T00:00:00" table:style-name="ce3">
            <text:p>1959-05-2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3396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문상옥</text:p>
          </table:table-cell>
          <table:table-cell office:value-type="string" table:style-name="ce1">
            <text:p>010-1586-7279</text:p>
          </table:table-cell>
          <table:table-cell office:value-type="date" office:date-value="1954-09-06T00:00:00" table:style-name="ce3">
            <text:p>1954-09-0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302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조한진</text:p>
          </table:table-cell>
          <table:table-cell office:value-type="string" table:style-name="ce1">
            <text:p>010-6862-8075</text:p>
          </table:table-cell>
          <table:table-cell office:value-type="date" office:date-value="1972-01-14T00:00:00" table:style-name="ce3">
            <text:p>1972-01-1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474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곽정훈</text:p>
          </table:table-cell>
          <table:table-cell office:value-type="string" table:style-name="ce1">
            <text:p>010-6278-3082</text:p>
          </table:table-cell>
          <table:table-cell office:value-type="date" office:date-value="1968-12-01T00:00:00" table:style-name="ce3">
            <text:p>1968-12-0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736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진유</text:p>
          </table:table-cell>
          <table:table-cell office:value-type="string" table:style-name="ce1">
            <text:p>010-2427-2730</text:p>
          </table:table-cell>
          <table:table-cell office:value-type="date" office:date-value="1955-09-13T00:00:00" table:style-name="ce3">
            <text:p>1955-09-1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481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박준영</text:p>
          </table:table-cell>
          <table:table-cell office:value-type="string" table:style-name="ce1">
            <text:p>010-2211-9946</text:p>
          </table:table-cell>
          <table:table-cell office:value-type="date" office:date-value="1965-03-24T00:00:00" table:style-name="ce3">
            <text:p>1965-03-2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8725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양준우</text:p>
          </table:table-cell>
          <table:table-cell office:value-type="string" table:style-name="ce1">
            <text:p>010-7980-3047</text:p>
          </table:table-cell>
          <table:table-cell office:value-type="date" office:date-value="1971-10-10T00:00:00" table:style-name="ce3">
            <text:p>1971-10-1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680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유병훈</text:p>
          </table:table-cell>
          <table:table-cell office:value-type="string" table:style-name="ce1">
            <text:p>010-2781-3123</text:p>
          </table:table-cell>
          <table:table-cell office:value-type="date" office:date-value="1973-05-14T00:00:00" table:style-name="ce3">
            <text:p>1973-05-1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673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승우</text:p>
          </table:table-cell>
          <table:table-cell office:value-type="string" table:style-name="ce1">
            <text:p>010-1548-1616</text:p>
          </table:table-cell>
          <table:table-cell office:value-type="date" office:date-value="1960-06-01T00:00:00" table:style-name="ce3">
            <text:p>1960-06-0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9785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진욱</text:p>
          </table:table-cell>
          <table:table-cell office:value-type="string" table:style-name="ce1">
            <text:p>010-4459-2765</text:p>
          </table:table-cell>
          <table:table-cell office:value-type="date" office:date-value="1972-09-22T00:00:00" table:style-name="ce3">
            <text:p>1972-09-2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2739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함준후</text:p>
          </table:table-cell>
          <table:table-cell office:value-type="string" table:style-name="ce1">
            <text:p>010-9235-1964</text:p>
          </table:table-cell>
          <table:table-cell office:value-type="date" office:date-value="1964-03-02T00:00:00" table:style-name="ce3">
            <text:p>1964-03-0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807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훈</text:p>
          </table:table-cell>
          <table:table-cell office:value-type="string" table:style-name="ce1">
            <text:p>010-8993-6727</text:p>
          </table:table-cell>
          <table:table-cell office:value-type="date" office:date-value="1955-01-21T00:00:00" table:style-name="ce3">
            <text:p>1955-01-2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119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용우</text:p>
          </table:table-cell>
          <table:table-cell office:value-type="string" table:style-name="ce1">
            <text:p>010-6820-8421</text:p>
          </table:table-cell>
          <table:table-cell office:value-type="date" office:date-value="1955-12-22T00:00:00" table:style-name="ce3">
            <text:p>1955-12-2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85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배수용</text:p>
          </table:table-cell>
          <table:table-cell office:value-type="string" table:style-name="ce1">
            <text:p>010-7647-9487</text:p>
          </table:table-cell>
          <table:table-cell office:value-type="date" office:date-value="1953-08-31T00:00:00" table:style-name="ce3">
            <text:p>1953-08-3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443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오용준</text:p>
          </table:table-cell>
          <table:table-cell office:value-type="string" table:style-name="ce1">
            <text:p>010-6494-3108</text:p>
          </table:table-cell>
          <table:table-cell office:value-type="date" office:date-value="1969-08-13T00:00:00" table:style-name="ce3">
            <text:p>1969-08-1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808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전형준</text:p>
          </table:table-cell>
          <table:table-cell office:value-type="string" table:style-name="ce1">
            <text:p>010-7711-4509</text:p>
          </table:table-cell>
          <table:table-cell office:value-type="date" office:date-value="1958-03-02T00:00:00" table:style-name="ce3">
            <text:p>1958-03-0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540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정영삼</text:p>
          </table:table-cell>
          <table:table-cell office:value-type="string" table:style-name="ce1">
            <text:p>010-1641-6156</text:p>
          </table:table-cell>
          <table:table-cell office:value-type="date" office:date-value="1965-05-11T00:00:00" table:style-name="ce3">
            <text:p>1965-05-1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347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조우성</text:p>
          </table:table-cell>
          <table:table-cell office:value-type="string" table:style-name="ce1">
            <text:p>010-9223-1715</text:p>
          </table:table-cell>
          <table:table-cell office:value-type="date" office:date-value="1961-01-26T00:00:00" table:style-name="ce3">
            <text:p>1961-01-2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851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박인태</text:p>
          </table:table-cell>
          <table:table-cell office:value-type="string" table:style-name="ce1">
            <text:p>010-5436-5878</text:p>
          </table:table-cell>
          <table:table-cell office:value-type="date" office:date-value="1971-07-26T00:00:00" table:style-name="ce3">
            <text:p>1971-07-26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161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호현</text:p>
          </table:table-cell>
          <table:table-cell office:value-type="string" table:style-name="ce1">
            <text:p>010-6757-7362</text:p>
          </table:table-cell>
          <table:table-cell office:value-type="date" office:date-value="1973-09-04T00:00:00" table:style-name="ce3">
            <text:p>1973-09-0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1416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정해원</text:p>
          </table:table-cell>
          <table:table-cell office:value-type="string" table:style-name="ce1">
            <text:p>010-2706-1611</text:p>
          </table:table-cell>
          <table:table-cell office:value-type="date" office:date-value="1970-06-18T00:00:00" table:style-name="ce3">
            <text:p>1970-06-1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5169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박상권</text:p>
          </table:table-cell>
          <table:table-cell office:value-type="string" table:style-name="ce1">
            <text:p>010-9627-2558</text:p>
          </table:table-cell>
          <table:table-cell office:value-type="date" office:date-value="1957-02-23T00:00:00" table:style-name="ce3">
            <text:p>1957-02-2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918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동현</text:p>
          </table:table-cell>
          <table:table-cell office:value-type="string" table:style-name="ce1">
            <text:p>010-1272-6532</text:p>
          </table:table-cell>
          <table:table-cell office:value-type="date" office:date-value="1963-09-15T00:00:00" table:style-name="ce3">
            <text:p>1963-09-1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126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승원</text:p>
          </table:table-cell>
          <table:table-cell office:value-type="string" table:style-name="ce1">
            <text:p>010-5731-1862</text:p>
          </table:table-cell>
          <table:table-cell office:value-type="date" office:date-value="1955-03-20T00:00:00" table:style-name="ce3">
            <text:p>1955-03-2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550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우정</text:p>
          </table:table-cell>
          <table:table-cell office:value-type="string" table:style-name="ce1">
            <text:p>010-5590-7780</text:p>
          </table:table-cell>
          <table:table-cell office:value-type="date" office:date-value="1956-09-28T00:00:00" table:style-name="ce3">
            <text:p>1956-09-2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374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윤기</text:p>
          </table:table-cell>
          <table:table-cell office:value-type="string" table:style-name="ce1">
            <text:p>010-8369-8505</text:p>
          </table:table-cell>
          <table:table-cell office:value-type="date" office:date-value="1965-12-11T00:00:00" table:style-name="ce3">
            <text:p>1965-12-1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7126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현석</text:p>
          </table:table-cell>
          <table:table-cell office:value-type="string" table:style-name="ce1">
            <text:p>010-2804-8136</text:p>
          </table:table-cell>
          <table:table-cell office:value-type="date" office:date-value="1955-05-13T00:00:00" table:style-name="ce3">
            <text:p>1955-05-1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927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민성주</text:p>
          </table:table-cell>
          <table:table-cell office:value-type="string" table:style-name="ce1">
            <text:p>010-1233-1728</text:p>
          </table:table-cell>
          <table:table-cell office:value-type="date" office:date-value="1974-02-21T00:00:00" table:style-name="ce3">
            <text:p>1974-02-2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114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우동현</text:p>
          </table:table-cell>
          <table:table-cell office:value-type="string" table:style-name="ce1">
            <text:p>010-7681-4056</text:p>
          </table:table-cell>
          <table:table-cell office:value-type="date" office:date-value="1967-03-06T00:00:00" table:style-name="ce3">
            <text:p>1967-03-0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3896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최승욱</text:p>
          </table:table-cell>
          <table:table-cell office:value-type="string" table:style-name="ce1">
            <text:p>010-7829-4213</text:p>
          </table:table-cell>
          <table:table-cell office:value-type="date" office:date-value="1969-08-03T00:00:00" table:style-name="ce3">
            <text:p>1969-08-0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898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박민우</text:p>
          </table:table-cell>
          <table:table-cell office:value-type="string" table:style-name="ce1">
            <text:p>010-6630-3811</text:p>
          </table:table-cell>
          <table:table-cell office:value-type="date" office:date-value="1968-04-21T00:00:00" table:style-name="ce3">
            <text:p>1968-04-2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818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정제</text:p>
          </table:table-cell>
          <table:table-cell office:value-type="string" table:style-name="ce1">
            <text:p>010-8622-6983</text:p>
          </table:table-cell>
          <table:table-cell office:value-type="date" office:date-value="1960-01-05T00:00:00" table:style-name="ce3">
            <text:p>1960-01-0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355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배강률</text:p>
          </table:table-cell>
          <table:table-cell office:value-type="string" table:style-name="ce1">
            <text:p>010-6967-3611</text:p>
          </table:table-cell>
          <table:table-cell office:value-type="date" office:date-value="1973-10-29T00:00:00" table:style-name="ce3">
            <text:p>1973-10-2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3404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임준수</text:p>
          </table:table-cell>
          <table:table-cell office:value-type="string" table:style-name="ce1">
            <text:p>010-6635-5936</text:p>
          </table:table-cell>
          <table:table-cell office:value-type="date" office:date-value="1959-07-31T00:00:00" table:style-name="ce3">
            <text:p>1959-07-3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933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박봉진</text:p>
          </table:table-cell>
          <table:table-cell office:value-type="string" table:style-name="ce1">
            <text:p>010-2559-4407</text:p>
          </table:table-cell>
          <table:table-cell office:value-type="date" office:date-value="1961-12-15T00:00:00" table:style-name="ce3">
            <text:p>1961-12-1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7185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민욱</text:p>
          </table:table-cell>
          <table:table-cell office:value-type="string" table:style-name="ce1">
            <text:p>010-6593-5881</text:p>
          </table:table-cell>
          <table:table-cell office:value-type="date" office:date-value="1974-09-07T00:00:00" table:style-name="ce3">
            <text:p>1974-09-0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210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윤태</text:p>
          </table:table-cell>
          <table:table-cell office:value-type="string" table:style-name="ce1">
            <text:p>010-8054-1147</text:p>
          </table:table-cell>
          <table:table-cell office:value-type="date" office:date-value="1959-03-28T00:00:00" table:style-name="ce3">
            <text:p>1959-03-2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3730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종호</text:p>
          </table:table-cell>
          <table:table-cell office:value-type="string" table:style-name="ce1">
            <text:p>010-3072-3219</text:p>
          </table:table-cell>
          <table:table-cell office:value-type="date" office:date-value="1975-11-07T00:00:00" table:style-name="ce3">
            <text:p>1975-11-0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8565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진용</text:p>
          </table:table-cell>
          <table:table-cell office:value-type="string" table:style-name="ce1">
            <text:p>010-4838-4282</text:p>
          </table:table-cell>
          <table:table-cell office:value-type="date" office:date-value="1974-10-20T00:00:00" table:style-name="ce3">
            <text:p>1974-10-2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5568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김형빈</text:p>
          </table:table-cell>
          <table:table-cell office:value-type="string" table:style-name="ce1">
            <text:p>010-1428-8560</text:p>
          </table:table-cell>
          <table:table-cell office:value-type="date" office:date-value="1963-06-22T00:00:00" table:style-name="ce3">
            <text:p>1963-06-2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3791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박세진</text:p>
          </table:table-cell>
          <table:table-cell office:value-type="string" table:style-name="ce1">
            <text:p>010-9798-6573</text:p>
          </table:table-cell>
          <table:table-cell office:value-type="date" office:date-value="1962-05-13T00:00:00" table:style-name="ce3">
            <text:p>1962-05-1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231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박재한</text:p>
          </table:table-cell>
          <table:table-cell office:value-type="string" table:style-name="ce1">
            <text:p>010-8840-5960</text:p>
          </table:table-cell>
          <table:table-cell office:value-type="date" office:date-value="1960-03-13T00:00:00" table:style-name="ce3">
            <text:p>1960-03-1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5115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박진철</text:p>
          </table:table-cell>
          <table:table-cell office:value-type="string" table:style-name="ce1">
            <text:p>010-5941-7100</text:p>
          </table:table-cell>
          <table:table-cell office:value-type="date" office:date-value="1961-09-04T00:00:00" table:style-name="ce3">
            <text:p>1961-09-0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564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박형철</text:p>
          </table:table-cell>
          <table:table-cell office:value-type="string" table:style-name="ce1">
            <text:p>010-7227-9533</text:p>
          </table:table-cell>
          <table:table-cell office:value-type="date" office:date-value="1963-09-28T00:00:00" table:style-name="ce3">
            <text:p>1963-09-2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5300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양승면</text:p>
          </table:table-cell>
          <table:table-cell office:value-type="string" table:style-name="ce1">
            <text:p>010-5745-1453</text:p>
          </table:table-cell>
          <table:table-cell office:value-type="date" office:date-value="1958-02-25T00:00:00" table:style-name="ce3">
            <text:p>1958-02-2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5113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윤성준</text:p>
          </table:table-cell>
          <table:table-cell office:value-type="string" table:style-name="ce1">
            <text:p>010-2063-8954</text:p>
          </table:table-cell>
          <table:table-cell office:value-type="date" office:date-value="1971-08-01T00:00:00" table:style-name="ce3">
            <text:p>1971-08-0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1187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이원대</text:p>
          </table:table-cell>
          <table:table-cell office:value-type="string" table:style-name="ce1">
            <text:p>010-7660-8882</text:p>
          </table:table-cell>
          <table:table-cell office:value-type="date" office:date-value="1953-12-02T00:00:00" table:style-name="ce3">
            <text:p>1953-12-0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1072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장문호</text:p>
          </table:table-cell>
          <table:table-cell office:value-type="string" table:style-name="ce1">
            <text:p>010-5612-3058</text:p>
          </table:table-cell>
          <table:table-cell office:value-type="date" office:date-value="1964-11-10T00:00:00" table:style-name="ce3">
            <text:p>1964-11-1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1645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정강호</text:p>
          </table:table-cell>
          <table:table-cell office:value-type="string" table:style-name="ce1">
            <text:p>010-4892-6862</text:p>
          </table:table-cell>
          <table:table-cell office:value-type="date" office:date-value="1975-07-15T00:00:00" table:style-name="ce3">
            <text:p>1975-07-1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7396</text:p>
          </table:table-cell>
          <table:table-cell office:value-type="float" office:value="123456" table:style-name="ce1">
            <text:p>123456</text:p>
          </table:table-cell>
          <table:table-cell office:value-type="string" table:style-name="ce2">
            <text:p>주현우</text:p>
          </table:table-cell>
          <table:table-cell office:value-type="string" table:style-name="ce1">
            <text:p>010-1196-2081</text:p>
          </table:table-cell>
          <table:table-cell office:value-type="date" office:date-value="1969-03-03T00:00:00" table:style-name="ce3">
            <text:p>1969-03-03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4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Inherit" svg:font-family="Inherit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ndows 사용자</meta:initial-creator>
    <dc:creator>Windows 사용자</dc:creator>
    <meta:creation-date>2022-01-17T00:38:23Z</meta:creation-date>
    <dc:date>2022-01-17T04:41:30Z</dc:date>
  </office:meta>
</office:document-meta>
</file>